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3.53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" style:family="table-cell" style:parent-style-name="Default">
      <style:table-cell-properties fo:wrap-option="wrap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style:font-name="Arial"/>
    </style:style>
    <style:style style:name="T2" style:family="text">
      <style:text-properties fo:color="#000000" style:font-name="Arial" fo:font-size="10pt" style:font-name-asian="Consolas" style:font-size-asian="10pt" style:font-name-complex="Consolas" style:font-size-complex="5.69999980926514pt"/>
    </style:style>
    <style:style style:name="T3" style:family="text">
      <style:text-properties fo:color="#3364a4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2">
          <table:table-cell office:value-type="string">
            <text:p>OldName</text:p>
          </table:table-cell>
          <table:table-cell office:value-type="string">
            <text:p>NewName</text:p>
          </table:table-cell>
          <table:table-cell table:number-columns-repeated="1022"/>
        </table:table-row>
        <table:table-row table:style-name="ro2">
          <table:table-cell office:value-type="string">
            <text:p>EnemySpawn11</text:p>
          </table:table-cell>
          <table:table-cell office:value-type="string">
            <text:p>EnemySpawnTopBottomTurrets</text:p>
          </table:table-cell>
          <table:table-cell table:number-columns-repeated="1022"/>
        </table:table-row>
        <table:table-row table:style-name="ro2">
          <table:table-cell office:value-type="string">
            <text:p>EnemySpawn22</text:p>
          </table:table-cell>
          <table:table-cell office:value-type="string">
            <text:p>EnemySpawnTwoWaterTurrets</text:p>
          </table:table-cell>
          <table:table-cell table:number-columns-repeated="1022"/>
        </table:table-row>
        <table:table-row table:style-name="ro4">
          <table:table-cell office:value-type="string">
            <text:p>EnemySpawn18</text:p>
          </table:table-cell>
          <table:table-cell table:style-name="ce2" office:value-type="string">
            <text:p>EnemySpawn6StationaryShips4OscillatingDiamonds</text:p>
            <text:p/>
          </table:table-cell>
          <table:table-cell table:number-columns-repeated="1022"/>
        </table:table-row>
        <table:table-row table:style-name="ro2">
          <table:table-cell office:value-type="string">
            <text:p>EnemySpawn23</text:p>
          </table:table-cell>
          <table:table-cell office:value-type="string">
            <text:p>EnemySpawnDiamondSpecialEncounterArcCrossover</text:p>
          </table:table-cell>
          <table:table-cell table:number-columns-repeated="1022"/>
        </table:table-row>
        <table:table-row table:style-name="ro2">
          <table:table-cell office:value-type="string">
            <text:p>EnemySpawn16</text:p>
          </table:table-cell>
          <table:table-cell office:value-type="string">
            <text:p>EnemySpawnDiamondAmbush2Turrets</text:p>
          </table:table-cell>
          <table:table-cell table:number-columns-repeated="1022"/>
        </table:table-row>
        <table:table-row table:style-name="ro2">
          <table:table-cell office:value-type="string">
            <text:p>EnemySpawn3</text:p>
          </table:table-cell>
          <table:table-cell office:value-type="string">
            <text:p>EnemySpawn2DiamondsSwipe</text:p>
          </table:table-cell>
          <table:table-cell table:number-columns-repeated="1022"/>
        </table:table-row>
        <table:table-row table:style-name="ro2">
          <table:table-cell office:value-type="string">
            <text:p>EnemySpawn24</text:p>
          </table:table-cell>
          <table:table-cell office:value-type="string">
            <text:p>EnemySpawn3Turrets2Ships</text:p>
          </table:table-cell>
          <table:table-cell table:number-columns-repeated="1022"/>
        </table:table-row>
        <table:table-row table:style-name="ro2">
          <table:table-cell office:value-type="string">
            <text:p>EnemySpawn15</text:p>
          </table:table-cell>
          <table:table-cell office:value-type="string">
            <text:p>EnemySpawnSimple</text:p>
          </table:table-cell>
          <table:table-cell table:number-columns-repeated="1022"/>
        </table:table-row>
        <table:table-row table:style-name="ro2">
          <table:table-cell office:value-type="string">
            <text:p>EnemySpawn13</text:p>
          </table:table-cell>
          <table:table-cell office:value-type="string">
            <text:p>EnemySpawnLevel1Intro</text:p>
          </table:table-cell>
          <table:table-cell table:number-columns-repeated="1022"/>
        </table:table-row>
        <table:table-row table:style-name="ro2">
          <table:table-cell office:value-type="string">
            <text:p>EnemySpawn12</text:p>
          </table:table-cell>
          <table:table-cell office:value-type="string">
            <text:p>EnemySpawnLevel1IntroPart2</text:p>
          </table:table-cell>
          <table:table-cell table:number-columns-repeated="1022"/>
        </table:table-row>
        <table:table-row table:style-name="ro4">
          <table:table-cell office:value-type="string">
            <text:p>EnemySpawn14</text:p>
          </table:table-cell>
          <table:table-cell table:style-name="ce2" office:value-type="string">
            <text:p><text:span text:style-name="T1">EnemySpawnLeftRightDiamondsTank2Turrets</text:span></text:p>
            <text:p/>
          </table:table-cell>
          <table:table-cell table:number-columns-repeated="1022"/>
        </table:table-row>
        <table:table-row table:style-name="ro2">
          <table:table-cell office:value-type="string">
            <text:p>EnemySpawn2</text:p>
          </table:table-cell>
          <table:table-cell office:value-type="string">
            <text:p>Was removed</text:p>
          </table:table-cell>
          <table:table-cell table:number-columns-repeated="1022"/>
        </table:table-row>
        <table:table-row table:style-name="ro2">
          <table:table-cell office:value-type="string">
            <text:p>EnemySpawn1</text:p>
          </table:table-cell>
          <table:table-cell office:value-type="string">
            <text:p>EnemySpawn5DiamondsOscillating</text:p>
          </table:table-cell>
          <table:table-cell table:number-columns-repeated="1022"/>
        </table:table-row>
        <table:table-row table:style-name="ro4">
          <table:table-cell office:value-type="string">
            <text:p>EnemySpawn21</text:p>
          </table:table-cell>
          <table:table-cell office:value-type="string">
            <text:p>Taken out, replaced with Tank squad with 3 rows and one column</text:p>
          </table:table-cell>
          <table:table-cell table:number-columns-repeated="1022"/>
        </table:table-row>
        <table:table-row table:style-name="ro2">
          <table:table-cell office:value-type="string">
            <text:p>EnemySpawn17</text:p>
          </table:table-cell>
          <table:table-cell office:value-type="string">
            <text:p>EnemySpawnTurretSpread1Tank1Ship</text:p>
          </table:table-cell>
          <table:table-cell table:number-columns-repeated="1022"/>
        </table:table-row>
        <table:table-row table:style-name="ro5">
          <table:table-cell office:value-type="string">
            <text:p>EnemySpawn20</text:p>
          </table:table-cell>
          <table:table-cell table:style-name="ce3" office:value-type="string">
            <text:p><text:span text:style-name="T2">EnemySpawnDiamondScatteredArray</text:span><text:span text:style-name="T3"><text:line-break/></text:span><text:span text:style-name="T3"/>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6/12/2016</text:date>, <text:time>11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Cori</meta:initial-creator>
    <meta:creation-date>2016-06-11T23:17:49.46</meta:creation-date>
    <dc:date>2016-06-12T11:51:58.31</dc:date>
    <dc:creator>Ryan Cori</dc:creator>
    <meta:editing-duration>PT2H51M8S</meta:editing-duration>
    <meta:editing-cycles>13</meta:editing-cycles>
    <meta:generator>OpenOffice/4.1.1$Win32 OpenOffice.org_project/411m6$Build-9775</meta:generator>
    <meta:document-statistic meta:table-count="3" meta:cell-count="34" meta:object-count="0"/>
  </office:meta>
</office:document-meta>
</file>